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/>
    <style:font-face style:name="Nimbus Sans L" svg:font-family="'Nimbus Sans L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skBrowser HELP</text:p>
      <text:p text:style-name="P2">This document contains the same text as the <text:span text:style-name="T1">help</text:span> command in the TaskBrowser console.</text:p>
      <text:p text:style-name="P2">See also the offical TaskBrowser Component Manual and the Component Builder's Manual.</text:p>
      <text:p text:style-name="P2"/>
      <text:p text:style-name="Standard">[Task Browsing]</text:p>
      <text:p text:style-name="Standard"><text:s text:c="2"/>To switch to another task, type '<text:span text:style-name="Source_20_Text">cd &lt;path-to-taskname&gt;</text:span>'</text:p>
      <text:p text:style-name="Standard"><text:s text:c="2"/>and type '<text:span text:style-name="Source_20_Text">cd ..'</text:span> to go back to the previous task (History size is 20).</text:p>
      <text:p text:style-name="Standard"><text:s text:c="2"/>Pressing &lt;tab&gt; multiple times helps you to complete your command.</text:p>
      <text:p text:style-name="Standard"><text:s text:c="2"/>It is not mandatory to switch to a task to interact with it, you can type the</text:p>
      <text:p text:style-name="Standard"><text:s text:c="2"/>peer-path to the task (dot-separated) and then type command or expression :</text:p>
      <text:p text:style-name="Standard"><text:s text:c="5"/><text:span text:style-name="Source_20_Text">PeerTask.OtherTask.FinalTask.countTo(3)</text:span> [enter]</text:p>
      <text:p text:style-name="Standard"><text:s text:c="2"/>Where 'countTo' is a method of 'FinalTask'.</text:p>
      <text:p text:style-name="Standard"><text:s text:c="2"/>The TaskBrowser starts by default 'In' the current component. In order to watch</text:p>
      <text:p text:style-name="Standard"><text:s text:c="2"/>the TaskBrowser itself, type '<text:span text:style-name="Source_20_Text">leave</text:span>' You will notice that it</text:p>
      <text:p text:style-name="Standard"><text:s text:c="2"/>has connected to the data ports of the visited component. Use '<text:span text:style-name="Source_20_Text">enter</text:span>' to enter</text:p>
      <text:p text:style-name="Standard"><text:s text:c="2"/>the visited component again. The '<text:span text:style-name="Source_20_Text">cd</text:span>' command works transparantly in both</text:p>
      <text:p text:style-name="Standard"><text:s text:c="2"/>modi.</text:p>
      <text:p text:style-name="Standard"/>
      <text:p text:style-name="Standard">[Task Context Info]</text:p>
      <text:p text:style-name="Standard"><text:s text:c="2"/>To see the contents of a task, type '<text:span text:style-name="Source_20_Text">ls</text:span>'</text:p>
      <text:p text:style-name="Standard"><text:s text:c="2"/>For a detailed argument list (and helpful info) of the object's methods,</text:p>
      <text:p text:style-name="Standard"><text:s text:c="3"/>type the name of one of the listed task objects :</text:p>
      <text:p text:style-name="Standard"><text:s text:c="6"/><text:span text:style-name="Source_20_Text">this</text:span> [enter]</text:p>
      <text:p text:style-name="Standard"/>
      <text:p text:style-name="Standard"><text:s text:c="2"/>Command <text:s text:c="3"/>: bool factor( int number )</text:p>
      <text:p text:style-name="Standard"><text:s text:c="3"/>Factor a value into its primes.</text:p>
      <text:p text:style-name="Standard"><text:s text:c="3"/>number : The number to factor in primes.</text:p>
      <text:p text:style-name="Standard"><text:s text:c="2"/>Method <text:s text:c="4"/>: bool isRunning( )</text:p>
      <text:p text:style-name="Standard"><text:s text:c="3"/>Is this TaskContext started ?</text:p>
      <text:p text:style-name="Standard"><text:s text:c="2"/>Method <text:s text:c="4"/>: bool loadProgram( const&amp; std::string Filename )</text:p>
      <text:p text:style-name="Standard"><text:s text:c="3"/>Load an Orocos Program Script from a file.</text:p>
      <text:p text:style-name="Standard"><text:s text:c="3"/>Filename : An ops file.</text:p>
      <text:p text:style-name="Standard"><text:s text:c="3"/>...</text:p>
      <text:p text:style-name="Standard"/>
      <text:p text:style-name="Standard">[Expressions]</text:p>
      <text:p text:style-name="Standard"><text:s text:c="2"/>You can evaluate any script expression by merely typing it :</text:p>
      <text:p text:style-name="Standard"><text:s text:c="5"/><text:span text:style-name="Source_20_Text">1+1</text:span> [enter]</text:p>
      <text:p text:style-name="Standard"><text:s text:c="3"/>= 2</text:p>
      <text:p text:style-name="Standard"><text:s text:c="2"/>or inspect the status of a program :</text:p>
      <text:p text:style-name="Standard"><text:s text:c="5"/><text:span text:style-name="Source_20_Text">myProgram.isRunning</text:span> [enter]</text:p>
      <text:p text:style-name="Standard"><text:s text:c="3"/>= false</text:p>
      <text:p text:style-name="Standard"><text:s text:c="2"/>and display the contents of complex data types (vector, array,...) :</text:p>
      <text:p text:style-name="Standard"><text:s text:c="5"/><text:span text:style-name="Source_20_Text">array(6)</text:span></text:p>
      <text:p text:style-name="Standard"><text:s text:c="3"/>= {0, 0, 0, 0, 0, 0}</text:p>
      <text:p text:style-name="Standard"/>
      <text:p text:style-name="Standard">[Changing Attributes and Properties]</text:p>
      <text:p text:style-name="Standard"><text:s text:c="2"/>To change the value of a Task's attribute, type '<text:span text:style-name="Source_20_Text">varname = &lt;newvalue&gt;</text:span>'</text:p>
      <text:p text:style-name="Standard"><text:s text:c="2"/>If you provided a correct assignment, the browser will inform you of the success</text:p>
      <text:p text:style-name="Standard"><text:s text:c="3"/>with '= true'.</text:p>
      <text:p text:style-name="Standard"/>
      <text:p text:style-name="Standard">[Commands]</text:p>
      <text:p text:style-name="Standard"><text:s text:c="2"/>A Command is 'sent' to a task, which will process it in its own context (thread).</text:p>
      <text:p text:style-name="Standard"><text:s text:c="2"/>A command consists of an object, followed by a dot ('.'), the command</text:p>
      <text:p text:style-name="Standard"><text:s text:c="2"/>name, followed by the parameters. An example could be :</text:p>
      <text:p text:style-name="Standard"><text:s text:c="5"/><text:span text:style-name="Source_20_Text">otherTask.bar.orderBeers("Palm", 5)</text:span> [enter]</text:p>
      <text:p text:style-name="Standard"><text:s text:c="2"/>The prompt will inform you about the status of the last command you entered.</text:p>
      <text:p text:style-name="Standard"><text:s text:c="2"/>It is allowed to enter a new command while the previous is still busy.</text:p>
      <text:p text:style-name="Standard"/>
      <text:p text:style-name="Standard">[Methods]</text:p>
      <text:p text:style-name="Standard"><text:s text:c="2"/>Methods 'look' the same as commands, but they are evaluated</text:p>
      <text:p text:style-name="Standard"><text:s text:c="2"/>immediately and print the result. An example could be :</text:p>
      <text:p text:style-name="Standard"><text:s text:c="5"/><text:span text:style-name="Source_20_Text">someTask.bar.getNumberOfBeers("Palm")</text:span> [enter]</text:p>
      <text:p text:style-name="Standard"><text:s text:c="3"/>= 99</text:p>
      <text:p text:style-name="Standard"/>
      <text:p text:style-name="Standard">[Events]</text:p>
      <text:p text:style-name="Standard"><text:s text:c="2"/>Events behave as methods, they are emitted immediately.</text:p>
      <text:p text:style-name="Standard"><text:s text:c="2"/>An example emitting an event :</text:p>
      <text:p text:style-name="Standard"><text:s text:c="5"/><text:span text:style-name="Source_20_Text">someTask.notifyUserState("Drunk")</text:span> [enter]</text:p>
      <text:p text:style-name="Standard"><text:s text:c="3"/>= (void)</text:p>
      <text:p text:style-name="Standard"/>
      <text:p text:style-name="Standard">[Program and StateMachine Scripts]</text:p>
      <text:p text:style-name="Standard"><text:s text:c="2"/>To load a program script from local disc, type '<text:span text:style-name="T1">.loadProgram &lt;filename&gt;</text:span>'</text:p>
      <text:p text:style-name="Standard"><text:s text:c="2"/>To load a state machine script from local disc, type '<text:span text:style-name="T1">.loadStateMachine &lt;filename&gt;</text:span>'</text:p>
      <text:p text:style-name="Standard"><text:s text:c="3"/>( notice the starting dot '.' )</text:p>
      <text:p text:style-name="Standard"><text:s text:c="2"/>Likewise, '<text:span text:style-name="Source_20_Text">.loadProgram &lt;ProgramName&gt;</text:span>' and '<text:span text:style-name="Source_20_Text">.unloadStateMachine &lt;StateMachineName&gt;</text:span>'</text:p>
      <text:p text:style-name="Standard"><text:s text:c="3"/>are available (notice it is the program's name, not the filename).</text:p>
      <text:p text:style-name="Standard"><text:s text:c="2"/>You can use '<text:span text:style-name="Source_20_Text">ls progname</text:span>'</text:p>
      <text:p text:style-name="Standard"><text:s text:c="3"/>to see the programs commands, methods and variables. You can manipulate each one of these,.</text:p>
      <text:p text:style-name="Standard"><text:s text:c="3"/>as if the program is a Task itself (see all items above).</text:p>
      <text:p text:style-name="Standard"><text:s text:c="2"/>To print a program or state machine listing, use '<text:span text:style-name="Source_20_Text">list progname [linenumber]</text:span>'</text:p>
      <text:p text:style-name="Standard"><text:s text:c="3"/>to list the contents of the current program lines being executed,</text:p>
      <text:p text:style-name="Standard"><text:s text:c="3"/>or 10 lines before or after &lt;linenumber&gt;. When only '<text:span text:style-name="Source_20_Text">list [n]</text:span>'</text:p>
      <text:p text:style-name="Standard"><text:s text:c="3"/>is typed, 20 lines of the last listed program are printed from line &lt;n&gt; on</text:p>
      <text:p text:style-name="Standard"><text:s text:c="3"/>( default : list next 20 lines after previous list ).</text:p>
      <text:p text:style-name="Standard"><text:s text:c="2"/>To trace a program or state machine listing, use '<text:span text:style-name="Source_20_Text">trace [progname]</text:span>' this will</text:p>
      <text:p text:style-name="Standard"><text:s text:c="3"/>cause the TaskBrowser to list the contents of a traced program,</text:p>
      <text:p text:style-name="Standard"><text:s text:c="3"/>each time the line number of the traced program changes.</text:p>
      <text:p text:style-name="Standard"><text:s text:c="3"/>Disable tracing with '<text:span text:style-name="Source_20_Text">untrace [progname]</text:span>'</text:p>
      <text:p text:style-name="Standard"><text:s text:c="3"/>If no arguments are given to '<text:span text:style-name="Source_20_Text">trace</text:span>' and '<text:span text:style-name="Source_20_Text">untrace</text:span>', it applies to all programs.</text:p>
      <text:p text:style-name="Standard"><text:s text:c="3"/>A status character shows which line is being executed.</text:p>
      <text:p text:style-name="Standard"><text:s text:c="3"/>For programs : 'E':Error, 'S':Stopped, 'R':Running, 'P':Paused</text:p>
      <text:p text:style-name="Standard"><text:s text:c="3"/>For state machines : &lt;the same as programs&gt; + 'A':Active, 'I':Inactive</text:p>
      <text:p text:style-name="Standard"/>
      <text:p text:style-name="Standard">[Changing Colors]</text:p>
      <text:p text:style-name="Standard"><text:s text:c="2"/>You can inform the TaskBrowser of your background color by typing '.<text:span text:style-name="Source_20_Text">dark</text:span>'</text:p>
      <text:p text:style-name="Standard"><text:s text:c="2"/>'.<text:span text:style-name="Source_20_Text">light</text:span>', or '.<text:span text:style-name="Source_20_Text">nocolors</text:span>' to increase readability.</text:p>
      <text:p text:style-name="Standard"/>
      <text:p text:style-name="Standard">[Macro Recording / Command line history]</text:p>
      <text:p text:style-name="Standard"><text:s text:c="2"/>You can browse the commandline history by using the up-arrow key or press 'Ctrl r'</text:p>
      <text:p text:style-name="Standard"><text:s text:c="2"/>and a search term. Hit enter to execute the current searched command.</text:p>
      <text:p text:style-name="Standard"><text:s text:c="2"/>Macros can be recorded using the '<text:span text:style-name="Source_20_Text">.record 'macro-name'</text:span>' command.</text:p>
      <text:p text:style-name="Standard"><text:s text:c="2"/>You can cancel the recording by typing '<text:span text:style-name="Source_20_Text">.cancel</text:span>' .</text:p>
      <text:p text:style-name="Standard"><text:s text:c="2"/>You can save and load the macro by typing '<text:span text:style-name="Source_20_Text">.end</text:span>' . The macro becomes</text:p>
      <text:p text:style-name="Standard"><text:s text:c="2"/>available as a command with name 'macro-name' in the current TaskContext.</text:p>
      <text:p text:style-name="Standard"><text:s text:c="2"/>While you enter the macro, it is not executed, as you must use scripting syntax which</text:p>
      <text:p text:style-name="Standard"><text:s text:c="2"/>may use loop or conditional statements, variables etc.</text:p>
      <text:p text:style-name="Standard"/>
      <text:p text:style-name="Standard">[Connecting Ports]</text:p>
      <text:p text:style-name="Standard"><text:s text:c="2"/>You can instruct the TaskBrowser to connect to the ports of the current Peer by</text:p>
      <text:p text:style-name="Standard"><text:s text:c="2"/>typing '<text:span text:style-name="Source_20_Text">.connect [port-name]</text:span>', which will temporarily create connections</text:p>
      <text:p text:style-name="Standard"><text:s text:c="2"/>to all ports if [port-name] is omitted or to the specified port otherwise.</text:p>
      <text:p text:style-name="Standard"><text:s text:c="2"/>The TaskBrowser disconnects these ports when it visits another component, but the</text:p>
      <text:p text:style-name="Standard"><text:s text:c="2"/>created connection objects remain in place (this is more or less a bug)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/>
    <style:font-face style:name="Nimbus Sans L" svg:font-family="'Nimbus Sans L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Nimbus Roman No9 L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/>
    </style:style>
    <style:style style:name="fixed" style:family="paragraph" style:auto-update="true" style:class="text" style:master-page-name="">
      <style:paragraph-properties fo:background-color="transparent" style:shadow="none">
        <style:tab-stops/>
        <style:background-image/>
      </style:paragraph-properties>
      <style:text-properties style:font-name="Courier New" style:font-size-asian="10.5pt"/>
    </style:style>
    <style:style style:name="console" style:family="paragraph" style:master-page-name="">
      <style:paragraph-properties fo:background-color="transparent" style:shadow="none" style:join-border="false">
        <style:tab-stops/>
        <style:background-image/>
      </style:paragraph-properties>
      <style:text-properties style:font-name="Courier New" fo:font-size="10.5pt" style:font-size-asian="10.5pt"/>
    </style:style>
    <style:style style:name="Source_20_Text" style:display-name="Source Text" style:family="text">
      <style:text-properties style:font-name="DejaVu Sans Mono" fo:font-size="10pt" fo:background-color="#cccccc" style:font-name-asian="DejaVu Sans Mono" style:font-size-asian="10.5pt" style:font-name-complex="DejaVu Sans Mon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OROCOS TaskBrowser <text:tab/>HELP<text:tab/>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eter Soetens</meta:initial-creator>
    <meta:creation-date>2007-09-19T17:46:48</meta:creation-date>
    <dc:creator>Peter Soetens</dc:creator>
    <dc:date>2007-09-27T17:12:00</dc:date>
    <dc:language>nl-NL</dc:language>
    <meta:editing-cycles>3</meta:editing-cycles>
    <meta:editing-duration>PT17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2" meta:word-count="827" meta:character-count="5337"/>
  </office:meta>
</office:document-meta>
</file>